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text-properties style:font-name="Open Sans" officeooo:paragraph-rsid="0030be96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12265" officeooo:paragraph-rsid="00312265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roid Sans Mono" officeooo:rsid="00312265" officeooo:paragraph-rsid="00312265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d2395" officeooo:paragraph-rsid="002d2395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30be96" officeooo:paragraph-rsid="0030be96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0be96" officeooo:paragraph-rsid="0030be96" style:font-weight-asian="bold" style:font-weight-complex="bold"/>
    </style:style>
    <style:style style:name="P10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Heading_20_1" style:master-page-name="">
      <style:paragraph-properties fo:text-align="start" style:justify-single-word="false" style:page-number="auto"/>
      <style:text-properties style:font-name="Open Sans" officeooo:paragraph-rsid="0019cd0a"/>
    </style:style>
    <style:style style:name="P12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style:font-name="Open Sans" fo:font-weight="bold" officeooo:rsid="0031e5ca" style:font-weight-asian="bold" style:font-weight-complex="bold"/>
    </style:style>
    <style:style style:name="T4" style:family="text">
      <style:text-properties style:font-name="Open Sans" officeooo:rsid="0031e5ca"/>
    </style:style>
    <style:style style:name="T5" style:family="text">
      <style:text-properties style:font-name="Open Sans" officeooo:rsid="00334e9e"/>
    </style:style>
    <style:style style:name="T6" style:family="text">
      <style:text-properties officeooo:rsid="002a8d2f"/>
    </style:style>
    <style:style style:name="T7" style:family="text">
      <style:text-properties fo:font-weight="bold" officeooo:rsid="002d2395" style:font-weight-asian="bold" style:font-weight-complex="bold"/>
    </style:style>
    <style:style style:name="T8" style:family="text">
      <style:text-properties fo:font-weight="bold" officeooo:rsid="0030be96" style:font-weight-asian="bold" style:font-weight-complex="bold"/>
    </style:style>
    <style:style style:name="T9" style:family="text">
      <style:text-properties fo:font-weight="normal" officeooo:rsid="002d2395" style:font-weight-asian="normal" style:font-weight-complex="normal"/>
    </style:style>
    <style:style style:name="T10" style:family="text">
      <style:text-properties fo:font-weight="normal" officeooo:rsid="0030be96" style:font-weight-asian="normal" style:font-weight-complex="normal"/>
    </style:style>
    <style:style style:name="T11" style:family="text">
      <style:text-properties officeooo:rsid="002d2395"/>
    </style:style>
    <style:style style:name="T12" style:family="text">
      <style:text-properties officeooo:rsid="0030be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ongest Increasing Subsequence</text:p>
      <text:p text:style-name="P1">Time limit: 1 sec</text:p>
      <text:p text:style-name="P4"><text:tab/><text:span text:style-name="T11">Given a sequence of </text:span><text:span text:style-name="T7">N </text:span><text:span text:style-name="T11">integers</text:span><text:span text:style-name="T11"><draw:frame draw:style-name="fr1" draw:name="Object1" text:anchor-type="as-char" svg:y="-0.1484in" svg:width="1.410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, a subsequence of </text:span><text:span text:style-name="T7">S</text:span><text:span text:style-name="T9"> is a </text:span><text:span text:style-name="T10">sequence</text:span><text:span text:style-name="T9"> derived from </text:span><text:span text:style-name="T7">S</text:span><text:span text:style-name="T9"> by deleting </text:span><text:span text:style-name="T10">zero or more</text:span><text:span text:style-name="T9"> element</text:span><text:span text:style-name="T10">s</text:span><text:span text:style-name="T9"> from </text:span><text:span text:style-name="T7">S</text:span><text:span text:style-name="T9"> without changing the order of the element. For example, </text:span><text:span text:style-name="T11"><text:s/></text:span><text:span text:style-name="T11"><draw:frame draw:style-name="fr1" draw:name="Object2" text:anchor-type="as-char" svg:y="-0.1484in" svg:width="1.009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">is a subsequence of </text:span><text:span text:style-name="T7">S</text:span><text:span text:style-name="T11"> while </text:span><text:span text:style-name="T11"><draw:frame draw:style-name="fr1" draw:name="Object3" text:anchor-type="as-char" svg:y="-0.1484in" svg:width="1.0181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is not. An increasing subsequence is a subsequence such that their members appears in non decreasing order. For example, let </text:span><text:span text:style-name="T7">S</text:span><text:span text:style-name="T11"> be &lt;3, 1, 4, 5, 2&gt;, a sequence <text:s/>&lt;3, 4, 5&gt; is an increasing subsequence of </text:span><text:span text:style-name="T7">S</text:span><text:span text:style-name="T11"> while &lt;3, 1, 5&gt; , while being a subsequence of </text:span><text:span text:style-name="T7">S</text:span><text:span text:style-name="T11">, is not an increasing subsequence.</text:span></text:p>
      <text:p text:style-name="P4"><text:tab/><text:span text:style-name="T12">Given a sequence </text:span><text:span text:style-name="T8">S</text:span><text:span text:style-name="T12">, your task is to find the length of the longest increasing subsequence of </text:span><text:span text:style-name="T8">S</text:span><text:span text:style-name="T12">.</text:span></text:p>
      <text:h text:style-name="P10" text:outline-level="1">Input</text:h>
      <text:list xml:id="list1803649910794614201" text:style-name="L1">
        <text:list-item>
          <text:p text:style-name="P8"><text:span text:style-name="T1">The first line of the input is the length </text:span><text:span text:style-name="T2">N</text:span><text:span text:style-name="T1"> of the sequence (1 &lt;= </text:span><text:span text:style-name="T2">N</text:span><text:span text:style-name="T1"> &lt;= 10,</text:span><text:span text:style-name="T5">00</text:span><text:span text:style-name="T1">0)</text:span></text:p>
        </text:list-item>
        <text:list-item>
          <text:p text:style-name="P8"><text:span text:style-name="T1">The second line of the input contains </text:span><text:span text:style-name="T2">N</text:span><text:span text:style-name="T1"> integers </text:span><text:span text:style-name="T4">describing</text:span><text:span text:style-name="T1"> the sequence </text:span><text:span text:style-name="T3">S</text:span><text:span text:style-name="T1">. The value of each elements is non negative not exceeding 10,000.</text:span></text:p>
        </text:list-item>
      </text:list>
      <text:h text:style-name="P11" text:outline-level="1">Output</text:h>
      <text:p text:style-name="P2"><text:tab/><text:span text:style-name="T6">The output must contain exactly one line giving the length of the longest increasing subsequence.</text:span></text:p>
      <text:h text:style-name="P10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6">5</text:p>
            <text:p text:style-name="P6">3 1 4 5 2</text:p>
          </table:table-cell>
          <table:table-cell table:style-name="Table1.A1" office:value-type="string">
            <text:p text:style-name="P5">3</text:p>
          </table:table-cell>
        </table:table-row>
        <table:table-row table:style-name="Table1.1">
          <table:table-cell table:style-name="Table1.A3" office:value-type="string">
            <text:p text:style-name="P5">13</text:p>
            <text:p text:style-name="P5">7 0 0 2 1 6 2 4 3 5 9 8 7</text:p>
          </table:table-cell>
          <table:table-cell table:style-name="Table1.A3" office:value-type="string">
            <text:p text:style-name="P7"/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2T07:36:53.519866966</dc:date>
    <meta:editing-duration>PT48M20S</meta:editing-duration>
    <meta:editing-cycles>25</meta:editing-cycles>
    <meta:print-date>2014-09-09T23:50:22.741847462</meta:print-date>
    <meta:document-statistic meta:table-count="1" meta:image-count="0" meta:object-count="3" meta:page-count="1" meta:paragraph-count="17" meta:word-count="203" meta:character-count="1022" meta:non-whitespace-character-count="832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o fence="true" stretchy="false">⟨</mo>
        <mrow>
          <mrow>
            <msub>
              <mi>s</mi>
              <mn>1</mn>
            </msub>
            <mi>,</mi>
            <msub>
              <mi>s</mi>
              <mn>2</mn>
            </msub>
            <mi>,</mi>
            <msub>
              <mi>s</mi>
              <mn>3</mn>
            </msub>
            <mi>,</mi>
            <mo stretchy="false">…</mo>
            <mi>,</mi>
            <msub>
              <mi>s</mi>
              <mi>n</mi>
            </msub>
          </mrow>
        </mrow>
        <mo fence="true" stretchy="false">⟩</mo>
      </mrow>
    </mrow>
    <annotation encoding="StarMath 5.0">S= langle s_1 ,s_2 ,s_3 , dotslow, s_n rangle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o fence="true" stretchy="false">⟨</mo>
        <mrow>
          <mrow>
            <msub>
              <mi>s</mi>
              <mn>2</mn>
            </msub>
            <mi>,</mi>
            <msub>
              <mi>s</mi>
              <mn>4</mn>
            </msub>
            <mi>,</mi>
            <msub>
              <mi>s</mi>
              <mi>n</mi>
            </msub>
          </mrow>
        </mrow>
        <mo fence="true" stretchy="false">⟩</mo>
      </mrow>
    </mrow>
    <annotation encoding="StarMath 5.0">P = langle s_2 , s_4 , s_n rangle</annotation>
  </semantics>
</math>
</file>

<file path=Object 3/content.xml><?xml version="1.0" encoding="utf-8"?>
<math xmlns="http://www.w3.org/1998/Math/MathML" display="block">
  <semantics>
    <mrow>
      <mi>Q</mi>
      <mo stretchy="false">=</mo>
      <mrow>
        <mo fence="true" stretchy="false">⟨</mo>
        <mrow>
          <mrow>
            <msub>
              <mi>s</mi>
              <mn>4</mn>
            </msub>
            <mi>,</mi>
            <msub>
              <mi>s</mi>
              <mn>1</mn>
            </msub>
            <mi>,</mi>
            <msub>
              <mi>s</mi>
              <mn>2</mn>
            </msub>
          </mrow>
        </mrow>
        <mo fence="true" stretchy="false">⟩</mo>
      </mrow>
    </mrow>
    <annotation encoding="StarMath 5.0">Q= langle s_4 , s_1 , s_2 rangle</annotation>
  </semantics>
</math>
</file>